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9" style:family="table">
      <style:table-properties style:width="19.431cm" fo:margin-left="0.009cm" fo:margin-top="0cm" fo:margin-bottom="0cm" table:align="left" style:writing-mode="lr-tb"/>
    </style:style>
    <style:style style:name="Table19.A" style:family="table-column">
      <style:table-column-properties style:column-width="19.431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1">
      <style:text-properties style:font-name="Calibri" officeooo:paragraph-rsid="0015f033" style:font-name-complex="Calibri1"/>
    </style:style>
    <style:style style:name="P2" style:family="paragraph" style:parent-style-name="List_20_Paragraph" style:list-style-name="WWNum1">
      <style:text-properties officeooo:paragraph-rsid="0015f033"/>
    </style:style>
    <style:style style:name="P3" style:family="paragraph" style:parent-style-name="Standard">
      <style:text-properties style:font-name="Calibri" officeooo:paragraph-rsid="0015f033" style:font-name-complex="Calibri1"/>
    </style:style>
    <style:style style:name="P4" style:family="paragraph" style:parent-style-name="Standard">
      <style:text-properties style:font-name="Calibri" fo:font-style="italic" officeooo:paragraph-rsid="0015f033" style:font-style-asian="italic" style:font-name-complex="Calibri1"/>
    </style:style>
    <style:style style:name="P5" style:family="paragraph" style:parent-style-name="Standard">
      <style:text-properties style:font-name="Calibri" style:text-underline-style="solid" style:text-underline-width="auto" style:text-underline-color="font-color" officeooo:paragraph-rsid="0015f033" style:font-name-complex="Calibri1"/>
    </style:style>
    <style:style style:name="P6" style:family="paragraph" style:parent-style-name="Standard">
      <style:paragraph-properties fo:margin-top="0cm" fo:margin-bottom="0cm" style:contextual-spacing="false" fo:text-align="start" style:justify-single-word="false" fo:orphans="2" fo:widows="2"/>
      <style:text-properties style:font-name="Calibri" fo:font-size="10pt" fo:language="en" fo:country="US" officeooo:paragraph-rsid="0015f033" style:letter-kerning="false" style:font-name-asian="Times New Roman1" style:language-asian="en" style:country-asian="US" style:font-name-complex="Calibri1" style:language-complex="ar" style:country-complex="SA"/>
    </style:style>
    <style:style style:name="P7" style:family="paragraph" style:parent-style-name="Standard">
      <style:paragraph-properties fo:margin-right="-0.191cm" fo:margin-top="0cm" fo:margin-bottom="0cm" style:contextual-spacing="false" fo:text-align="start" style:justify-single-word="false" fo:orphans="2" fo:widows="2"/>
      <style:text-properties style:font-name="Calibri" fo:font-size="10pt" fo:language="en" fo:country="US" officeooo:paragraph-rsid="0015f033" style:letter-kerning="false" style:font-name-asian="Times New Roman1" style:language-asian="en" style:country-asian="US" style:font-name-complex="Calibri1" style:language-complex="ar" style:country-complex="SA"/>
    </style:style>
    <style:style style:name="P8" style:family="paragraph" style:parent-style-name="Standard">
      <style:paragraph-properties fo:margin-top="0cm" fo:margin-bottom="0cm" style:contextual-spacing="false" fo:text-align="start" style:justify-single-word="false" fo:orphans="2" fo:widows="2"/>
      <style:text-properties style:font-name="Times New Roman" fo:font-size="10pt" fo:language="en" fo:country="US" officeooo:paragraph-rsid="0015f033" style:letter-kerning="false" style:font-name-asian="Times New Roman1" style:language-asian="en" style:country-asian="US" style:font-name-complex="Times New Roman1" style:language-complex="ar" style:country-complex="SA"/>
    </style:style>
    <style:style style:name="P9" style:family="paragraph" style:parent-style-name="Standard">
      <style:paragraph-properties fo:margin-right="-0.191cm" fo:margin-top="0cm" fo:margin-bottom="0cm" style:contextual-spacing="false" fo:text-align="start" style:justify-single-word="false" fo:orphans="2" fo:widows="2"/>
      <style:text-properties style:font-name="Times New Roman" fo:font-size="10pt" fo:language="en" fo:country="US" officeooo:paragraph-rsid="0015f033" style:letter-kerning="false" style:font-name-asian="Times New Roman1" style:language-asian="en" style:country-asian="US" style:font-name-complex="Times New Roman1" style:language-complex="ar" style:country-complex="SA"/>
    </style:style>
    <style:style style:name="P10" style:family="paragraph" style:parent-style-name="Standard">
      <style:text-properties officeooo:paragraph-rsid="0015f033"/>
    </style:style>
    <style:style style:name="P11" style:family="paragraph">
      <loext:graphic-properties draw:fill="solid" draw:fill-color="#a0a0a0"/>
      <style:paragraph-properties fo:text-align="center"/>
    </style:style>
    <style:style style:name="T1" style:family="text">
      <style:text-properties style:font-name="Calibri" fo:font-weight="bold" style:font-weight-asian="bold" style:font-name-complex="Calibri1"/>
    </style:style>
    <style:style style:name="T2" style:family="text">
      <style:text-properties style:font-name="Calibri" style:font-name-complex="Calibri1"/>
    </style:style>
    <style:style style:name="T3" style:family="text">
      <style:text-properties style:font-name="Calibri" fo:font-style="italic" style:font-style-asian="italic" style:font-name-complex="Calibri1"/>
    </style: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loext:marker-style-name="T2"><text:span text:style-name="T2">Deepti Sharma ma’am was our Math teacher. I had a liking for her, probably because I had seen this movie ‘OM SHANTI OM’ in which Deepika Padukone had acted opposite to SRK. It was her first movie and in too many scenes actor reminded me of my teacher. When you would see both of them together (maybe in two photos together) you would say “The angle from which I found the two women similar id not even an angle.” I just compared the two and I had started to like her. The romantic songs (especially AANKHON MEIN TERI) of the movie were everyone’s favorite and they used to fill my fantasies.</text:span></text:p>
      <text:p text:style-name="P10" loext:marker-style-name="T2"><text:span text:style-name="T2">She got married in December that year. I don’t know why I feel that it was between something like 5 and 15. <text:s/>The one thing that surely happened and is still in of Bluray quality in mind is this following scene. She had brought with herself the third term math-test answer sheets with her. The other new tall, bold and smart male faculty had checked the papers on madam’s behalf because she hadn’t been back already after her wedding. She was back at school now. Answer sheets didn’t have to come this early, I was nervous. Nervous because I was not very good in math and now that she was back I didn’t want to refresh a bad impression instead of making new, huh. She was looking very pretty today. Red sari, pinkish cheeks, the bangles, the make-up, she was still a bride. I had this thought stuck deeply in my mind that I would tell her of her beauty if I get fine marks today. My name was called and holy shit, I got 23 out of 25! I was struck by my own report card more than the thought of doing something big. I took my answer sheet, stood there smiling, said my marks back to her, a ‘thank-you’ and that “Ma’am you are looking beautiful.” I was on a mental-roller-coaster-ride before, at the time of doing it, and after doing it. I never bothered to know her reaction, nor do I remember more from that lecture.</text:span></text:p>
      <text:p text:style-name="P3" loext:marker-style-name="T2"/>
      <text:list text:style-name="WWNum1">
        <text:list-item>
          <text:p text:style-name="P1" loext:marker-style-name="T2"/>
        </text:list-item>
      </text:list>
      <text:p text:style-name="P10" loext:marker-style-name="T2"><text:span text:style-name="T2">“A hug is a perfect gift. One size fits all and nobody minds it you exchange it.” </text:span><text:span text:style-name="T3">(23 December 2007)</text:span></text:p>
      <text:p text:style-name="P3" loext:marker-style-name="T2"/>
      <text:p text:style-name="P10" loext:marker-style-name="T2"><text:span text:style-name="T2">I had read this quote from newspaper, HT City. I do not know why I liked it so much that it found a place in my quote book. I was in love with Sonal. I was in poor state of money. I did not have resources for extravagance spending. I wanted to buy Sonal gifts, please her, and spend few moments with her. Maybe, in that context it had something to do with me. Huh, I was mad about her. </text:span></text:p>
      <text:p text:style-name="P10" loext:marker-style-name="T2"><text:span text:style-name="T2">Developments were going on around in the society, like renovation thing. However, nothing so much engineering or technical, just a little bit, like flooring the floors with white marbles, putting up notice boards. Society had collected cash from the members of the society for this. Twenty bloody thousand, chachaji could not find it reasonable. There was a lot of discussion at home on this topic. Veena Ralli and Dr. Mudita had even come to home discuss the things with chachaji. Chachiji has a reputation in the society so she convinced him for paying the demands. </text:span></text:p>
      <text:p text:style-name="P10" loext:marker-style-name="T2"><text:span text:style-name="T2">On the notice board in the building, Dimpi had put up a piece of colored paper with a quote written on it. I did not intend to compete against anyone or anybody, but I guess some people took it that way. She had written it with colors on a colored paper. I did not have colored paper or colors, and plus I did not have time to sit and color alphabets on it to make sense. I was just a man of world and used to do what I felt like. I had quotes, I understood them, and I felt I deserved to hold some place on the notice board. Mudita aunty was the representative of our block in the management committee. Therefore, it was obvious that she must have chosen Dimpi for this work. I did not mind. I went home, put down the quote on a white A4 page with things written behind it (chachaji used to bring such A4 pages from office home for us to do rough work on them) using black and red pens, overwriting the same thing with two colors to make appear colorful. I put the page on the notice board with my name written on at the bottom. (It was like advertizing for publicity. Of course, at that time I did not have such intentions.) Sagar Balal (our neighbor who lives on second floor) recognized it, he liked my work, he </text:span><text:soft-page-break/><text:span text:style-name="T2">said. The page was gone after a few days, and new one was put up. It was like a card of dimensions 600X400, and not a printed piece of paper. I could not have competed with that. It felt to me like they did not want me to put pages over there. In addition, I too felt being without enough resources (resources not content) to match the standards of the readers of this board. I did stop but I was hurt.</text:span></text:p>
      <text:p text:style-name="P3" loext:marker-style-name="T2"/>
      <text:list text:continue-numbering="true" text:style-name="WWNum1">
        <text:list-item>
          <text:p text:style-name="P2" loext:marker-style-name="T2"><text:span text:style-name="T2">2012</text:span></text:p>
        </text:list-item>
      </text:list>
      <text:p text:style-name="P10" loext:marker-style-name="T2"><text:span text:style-name="T2">Most of the newspaper-cuttings I kept safe until 2012 were from the year 2007, the year when I was in eleventh. There are a lot of cuttings which I have kept for scanning but there is even more which I have kept only because they could very well tell what I would read in the newspaper, what were my interests, my likes (definitely nothing about dislikes). Obviously, I couldn’t have kept pictures of naked heroines, so whatever I cut didn’t mean I wasn’t into females and nudity.</text:span></text:p>
      <text:p text:style-name="P10" loext:marker-style-name="T2"><text:span text:style-name="T2">There were a lot of cuttings, some of them didn’t even mean too much. This is a direction indication of the fact that I was deeply into taking out cuttings from the paper, irrespective of the fact ‘how important, relevant, or ‘advanced in time’ the information in the cutting was’. I must have started with motivation but ‘act of doing’ had to turn into the ‘act of over-doing’, calling it ‘obsession’ would be exaggeration because obsession is hard to overcome and I left cutting right in the eleventh standard. There are cuttings as old as from the mid of 2006, and I bet I will find even older cutting dated back to 2005 in the other packet of cuttings which I haven’t taken out from the closet attached to amma’s bed. </text:span></text:p>
      <text:p text:style-name="P10" loext:marker-style-name="T2"><text:span text:style-name="T2">There were cuttings of space-science in good number. I am not going to keep all of them, as many of them were for hardcore want-to-be-space-scientist. Well, it showed what path I was thinking of following. Space science was interesting, space science is interesting, and space science will continue to be interesting no matter what the depth of our knowledge be. It is the dream stream of every kid, it was my interest too. Who knew I was going to be studying Computer engineering (though I had taken up C++ as the optional subject on Rekha buaji’s push at the time of filling the readmission-form for class XI. It was mandatory as all the students promoting to XI from X would be shuffled on the basis of the stream they choose from Arts, Commerce, and Science, and then reshuffle the Science students on the basis of the fifth subject that they choose; I had C++. I can’t really tell since when and how I had been telling that I want to be a computer engineer, but right now, it was Rekha buaji who chose C++ for me. I hadn’t asked, or even told chachaji about it. There was a fuss because of this; I did what Rekha buaji told me to do but didn’t bother to know if chachaji or chachi had an opinion.</text:span></text:p>
      <text:p text:style-name="P4" loext:marker-style-name="T3"/>
      <text:p text:style-name="P10" loext:marker-style-name="T3"><text:span text:style-name="T3">The reason why most of the cuttings are from the year 2007, is that I never got money for daily newspapers at school, and in the year 2007 when I was in XI, the cost of newspapers was included in the fees and daily newspaper was made compulsory. So getting one newspaper home every day became more of a responsibility than a choice.</text:span></text:p>
      <text:p text:style-name="P5"/>
      <text:p text:style-name="P10" loext:marker-style-name="T2"><text:span text:style-name="T2">I had got ‘Global Warming’ warning overdose through newspapers, TV, and the madness of chacha-chachi. There was this news of Earth boiling and ice-caps melting almost daily during that period dates of which I can’t exactly point out, but it was daily, and the presented like ‘The Biggest News’ of the times. It was some sort of world conference that was happening on Global warming among the various world leaders and the representatives of various countries. Newspapers would tell you ’50 days left’ for the conference to happen, with some picture like ‘Earth on fire’, which was the most common.</text:span></text:p>
      <text:p text:style-name="P3" loext:marker-style-name="T2"/>
      <text:p text:style-name="P10" loext:marker-style-name="T2"><text:span text:style-name="T2">It was media hype; chacha-chachi used it in a wrong way. I used to study at night and they had some showed concern for the electricity that was being consumed by the tube light. Their aim primarily was </text:span><text:soft-page-break/><text:span text:style-name="T2">to disturb me, and it has always been the obsession of the Ghost to not let even a single penny be wasted on me, he had always been an asshole. God only knows what he and his whore wife had pans for me. She would kept reminding me of opened lights and fans, and that would be like putting me into obsession of this fucking energy-saving scheme of her. What was interesting to note was that it was supposed to sound logical and reasonable to me as it did. The Earth was boiling, electricity prices always go up, there was spread of news for energy saving and all, it was all there. I needed to understand that it was something obvious, and needed to be dealt by the whole world standing in unity, and by restriction on one single person.</text:span></text:p>
      <text:p text:style-name="P3" loext:marker-style-name="T2"/>
      <table:table table:name="Table19" table:style-name="Table19">
        <table:table-column table:style-name="Table19.A"/>
        <table:table-row table:style-name="Table19.1">
          <table:table-cell table:style-name="Table19.A1" office:value-type="string">
            <text:p text:style-name="P8" loext:marker-style-name="T2"><text:span text:style-name="T2">January 2008</text:span></text:p>
            <text:p text:style-name="P6" loext:marker-style-name="T2"/>
            <text:p text:style-name="P9" loext:marker-style-name="T2"><text:span text:style-name="T2">At school, the results of third term were coming out one by one for each subject. I used to get like 18 out of 25 in English and like 10-12 in C++ language. My understanding of the language was bad; I had taken this subject on Rekha buaji’s wishes. Maybe I used to score horrible marks because teacher used to bully, and even behind some would find out my fault, yeah, I used to look like a retard. Same was the case with mathematics. I used to clear chemistry with east but physics really used to set me up for late nights. Passing marks were fine for physics, huh.</text:span></text:p>
            <text:p text:style-name="P7" loext:marker-style-name="T2"/>
          </table:table-cell>
        </table:table-row>
      </table:table>
      <text:p text:style-name="P3" loext:marker-style-name="T2"/>
      <text:p text:style-name="P10" loext:marker-style-name="T2"><draw:rect text:anchor-type="as-char" draw:z-index="0" draw:style-name="gr1" draw:text-style-name="P11" svg:width="19.051cm" svg:height="0.054cm"><text:p/></draw:rect></text:p>
      <text:list text:continue-numbering="true" text:style-name="WWNum1">
        <text:list-item>
          <text:p text:style-name="P2" loext:marker-style-name="T2"><text:span text:style-name="T2">2012</text:span></text:p>
        </text:list-item>
      </text:list>
      <text:p text:style-name="P10" loext:marker-style-name="T1"><text:span text:style-name="T1">TABLE TENIS/ SPORTS</text:span></text:p>
      <text:p text:style-name="P10" loext:marker-style-name="T2"><text:span text:style-name="T2">As I came back from playing TT after a very long break of over three years today, I thought, it is a game that I would have never even thought about had I lived in Tri Nagar, and not Mayur Vihar. To be true I would have never been into sports the way I have been during my adolescence. It is not just for TT, it would be true for any other sport (basket ball, soccer, or cricket) that I know today. There was a world of difference between Tri Nagar and Mayur Vihar. The resources, the environment, the people, the infrastructure of the place, you name it, Tri Nagar lacked in everything except for one, that would be local market close like house-next-door. In Tri Nagar, we had a common gallery running outside of every room. It was about 22 yards in length, which would be a rough guess of mine as I have not been there since a very long now. Srishti and chachi say that it should be lesser than 22 yards, Srishti said 15 yards right next, I wouldn’t believe it and would try to push it to 17, I wanted her to say 20, though. Whatever be its size, it made a perfect cricket pitch. I used to play cricket there. That was the one and only sport, actual sport, I knew until shifting to the new environment of Mayur Vihar. I knew cycling because we had a cycle when I was in third, I won’t bet even on this either. I remember that it was given to Anu by Manju buaji, and I used to think of myself as 60 percent owner of it as Anu wasn’t too much into physical activities and I had a sporty attitude right from the beginning. The school (MAHARAJA AGRASEN PUBLIC SCHOOL), where I went until fourth, had a ground but I never played anything big there. There was not proper facility of soccer or cricket far as I remember, in games-period we would go the field and play games that required less space and weren’t actually a sport but just simple group-games like ‘hitting-the-person-in-the-circle-with-a-ball’ (it is called ‘Dodge-ball’), then the other games were those which mostly small girls would play like KHO-KHO, etc. Even at home, in the evenings, or on holidays, four of us kids would play games like hide-and-seek, running-games, and one of the most famous and obsessively-played game was ‘STEPOO’. The game is played on ground with eight rows drawn, and people would take chance make it to the farthest in going back and forth the rows by jumping on one foot according to the numerous rules of the game. It was a very nice game, we would play it whole day long, no matter what, no matter when, we would start in the morning and would not end it until we are tired and out of both energy and time. We would be accompanied by the girl from the next house, sharing the gallery, with us. She had become friends </text:span><text:soft-page-break/><text:span text:style-name="T2">with Anu right from the earliest times when she would come as a guest to the neighbor during summers. I strongly believe that it was her who should be held responsible for the popularity of the game ‘STEPOO’; also, it was actually her who taught Anu that game.</text:span></text:p>
      <text:p text:style-name="P10" loext:marker-style-name="T2"><text:span text:style-name="T2">(=================================================================)</text:span></text:p>
      <text:p text:style-name="P10" loext:marker-style-name="T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cm" style:contextual-spacing="true"/>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9:30:20.987117930</meta:creation-date>
    <dc:date>2024-01-28T19:30:29.207736936</dc:date>
    <meta:editing-duration>PT9S</meta:editing-duration>
    <meta:editing-cycles>1</meta:editing-cycles>
    <meta:document-statistic meta:table-count="1" meta:image-count="0" meta:object-count="0" meta:page-count="4" meta:paragraph-count="21" meta:word-count="2332" meta:character-count="12496" meta:non-whitespace-character-count="10182"/>
    <meta:generator>LibreOffice/7.6.3.2$Linux_X86_64 LibreOffice_project/29d686fea9f6705b262d369fede658f824154cc0</meta:generator>
  </office:meta>
</office:document-meta>
</file>